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5"/>
    <style:style style:name="P2" style:family="paragraph" style:parent-style-name="Standard">
      <style:paragraph-properties fo:text-align="justify" style:justify-single-word="false"/>
    </style:style>
    <style:style style:name="P3" style:family="paragraph" style:parent-style-name="Standard">
      <style:paragraph-properties fo:margin-left="0.9835in" fo:text-align="justify" style:justify-single-word="false"/>
    </style:style>
    <style:style style:name="P4" style:family="paragraph" style:parent-style-name="Standard">
      <style:paragraph-properties fo:text-align="justify" style:justify-single-word="false"/>
      <style:text-properties fo:language="de" fo:country="AT" fo:font-style="italic" style:font-style-asian="italic" style:font-style-complex="italic"/>
    </style:style>
    <style:style style:name="P5" style:family="paragraph" style:parent-style-name="Standard">
      <style:paragraph-properties fo:text-align="justify" style:justify-single-word="false"/>
      <style:text-properties fo:language="de" fo:country="AT"/>
    </style:style>
    <style:style style:name="P6" style:family="paragraph" style:parent-style-name="Heading_20_2">
      <style:paragraph-properties fo:text-align="justify" style:justify-single-word="false"/>
    </style:style>
    <style:style style:name="P7" style:family="paragraph" style:parent-style-name="Standard">
      <style:text-properties fo:language="de" fo:country="AT"/>
    </style:style>
    <style:style style:name="P8" style:family="paragraph" style:parent-style-name="Standard">
      <style:paragraph-properties fo:text-align="justify" style:justify-single-word="false"/>
      <style:text-properties fo:language="de" fo:country="AT" fo:font-weight="bold" style:font-weight-asian="bold" style:font-weight-complex="bold"/>
    </style:style>
    <style:style style:name="P9" style:family="paragraph" style:parent-style-name="Standard">
      <style:paragraph-properties fo:text-align="justify" style:justify-single-word="false"/>
      <style:text-properties fo:language="de" fo:country="AT" fo:background-color="#ff4000"/>
    </style:style>
    <style:style style:name="P10" style:family="paragraph" style:parent-style-name="Standard">
      <style:paragraph-properties fo:text-align="justify" style:justify-single-word="false"/>
      <style:text-properties fo:language="de" fo:country="AT" fo:font-weight="bold" fo:background-color="#ff4000" style:font-weight-asian="bold" style:font-weight-complex="bold"/>
    </style:style>
    <style:style style:name="P11" style:family="paragraph" style:parent-style-name="Standard">
      <style:paragraph-properties fo:text-align="justify" style:justify-single-word="false"/>
      <style:text-properties fo:background-color="#ff4000"/>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language="de" fo:country="AT" style:font-style-complex="italic"/>
    </style:style>
    <style:style style:name="P14" style:family="paragraph" style:parent-style-name="Standard">
      <style:paragraph-properties fo:text-align="justify" style:justify-single-word="false"/>
      <style:text-properties fo:language="de" fo:country="AT" fo:font-weight="bold" fo:background-color="#ffff00" style:font-weight-asian="bold" style:font-weight-complex="bold"/>
    </style:style>
    <style:style style:name="P15" style:family="paragraph" style:parent-style-name="Standard">
      <style:paragraph-properties fo:margin-top="0in" fo:margin-bottom="0.111in" style:contextual-spacing="false" fo:line-height="108%"/>
      <style:text-properties style:font-name="Arial1" fo:font-size="14pt" fo:language="de" fo:country="AT" fo:font-weight="bold" style:font-size-asian="14pt" style:font-weight-asian="bold" style:font-name-complex="Times New Roman1" style:font-size-complex="13pt" style:font-style-complex="italic"/>
    </style:style>
    <style:style style:name="P16" style:family="paragraph" style:parent-style-name="Heading_20_2">
      <style:paragraph-properties fo:margin-top="0in" fo:margin-bottom="0.0417in" style:contextual-spacing="false" fo:text-align="justify" style:justify-single-word="false" fo:break-before="page"/>
    </style:style>
    <style:style style:name="T1" style:family="text">
      <style:text-properties officeooo:rsid="000b2ffc"/>
    </style:style>
    <style:style style:name="T2" style:family="text">
      <style:text-properties fo:language="de" fo:country="AT"/>
    </style:style>
    <style:style style:name="T3" style:family="text">
      <style:text-properties fo:language="de" fo:country="AT" fo:font-style="italic" style:font-style-asian="italic" style:font-style-complex="italic"/>
    </style:style>
    <style:style style:name="T4" style:family="text">
      <style:text-properties fo:language="de" fo:country="AT" fo:font-weight="bold" style:font-weight-asian="bold" style:font-weight-complex="bold"/>
    </style:style>
    <style:style style:name="T5" style:family="text">
      <style:text-properties fo:language="de" fo:country="AT" fo:font-style="normal" style:font-style-asian="normal" style:font-style-complex="italic"/>
    </style:style>
    <style:style style:name="T6" style:family="text">
      <style:text-properties style:text-position="sub 58%" fo:language="de" fo:country="AT" fo:font-style="italic" style:font-style-asian="italic" style:font-style-complex="italic"/>
    </style:style>
    <style:style style:name="T7" style:family="text">
      <style:text-properties style:text-position="sub 58%" fo:language="de" fo:country="AT"/>
    </style:style>
    <style:style style:name="T8" style:family="text">
      <style:text-properties fo:language="de" fo:country="AT" fo:background-color="#ff4000" loext:char-shading-value="0"/>
    </style:style>
    <style:style style:name="T9" style:family="text">
      <style:text-properties fo:font-family="Wingdings" style:font-family-generic="swiss" style:font-pitch="variable" style:font-charset="x-symbol" fo:language="de" fo:country="AT" style:font-family-asian="Wingdings" style:font-family-generic-asian="system" style:font-pitch-asian="variable" style:font-family-complex="Wingdings" style:font-family-generic-complex="system" style:font-pitch-complex="variable"/>
    </style:style>
    <style:style style:name="T10" style:family="text">
      <style:text-properties fo:language="de" fo:country="AT" style:font-style-complex="italic"/>
    </style:style>
    <style:style style:name="T11" style:family="text">
      <style:text-properties fo:language="de" fo:country="AT" fo:font-weight="bold" fo:background-color="#ffff00" loext:char-shading-value="0" style:font-weight-asian="bold" style:font-weight-complex="bold"/>
    </style:style>
    <style:style style:name="T12" style:family="text">
      <style:text-properties style:font-name="Arial" fo:font-size="14pt" fo:language="de" fo:country="AT" fo:font-weight="bold" style:font-size-asian="14pt" style:font-weight-asian="bold" style:font-name-complex="Times New Roman1" style:font-size-complex="13pt" style:font-style-complex="italic"/>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5">
        <text:list-item>
          <text:h text:style-name="P1" text:outline-level="1"><text:span text:style-name="T1">­</text:span>Hausübung – <text:span text:style-name="T2">Berechnung von Eigenschwingungen</text:span></text:h>
        </text:list-item>
      </text:list>
      <text:p text:style-name="P2"/>
      <text:p text:style-name="P2" loext:marker-style-name="T3"><text:span text:style-name="T4">Abgabe durch:</text:span><text:span text:style-name="T2"> </text:span><text:span text:style-name="T3">Lehner Benjamin (k12106247),</text:span></text:p>
      <text:p text:style-name="P3" loext:marker-style-name="T3"><text:span text:style-name="T3"><text:s text:c="5"/>Stoiber Alexander (k12105316)</text:span><text:span text:style-name="T3"/></text:p>
      <text:p text:style-name="P3" loext:marker-style-name="T3"><text:span text:style-name="T3"><text:s text:c="5"/>Stöger Florian (k12105086)</text:span><text:span text:style-name="T3"/></text:p>
      <text:p text:style-name="P2" loext:marker-style-name="T3"><text:span text:style-name="T4">am:</text:span><text:span text:style-name="T2"> <text:tab/><text:tab/> <text:s text:c="4"/></text:span><text:span text:style-name="T3">30.04.2025</text:span></text:p>
      <text:p text:style-name="P4" loext:marker-style-name="T3"/>
      <text:p text:style-name="P4" loext:marker-style-name="T3"/>
      <text:p text:style-name="P2" loext:marker-style-name="T2"><text:span text:style-name="T4">Anmerkung:</text:span><text:span text:style-name="T2"> Der Code der jeweiligen Aufgabe befindet sich im Anhang des Protokolls. Die jeweiligen Parameter der Funktionen werden direkt im Code per @param erklärt.</text:span></text:p>
      <text:p text:style-name="P5" loext:marker-style-name="T2"/>
      <text:p text:style-name="P2" loext:marker-style-name="T2"><text:span text:style-name="T2">In dieser Hausübung wird die Berechnung von Eigenschwingungen bzw. Eigenkreisfrequenzen einer gedeckten Pfeife anhand eines eindimensionalen Modells durchgeführt. Die Modellierung erfolgt mittels Finite-Elemente-Diskretisierung auf einem äquidistanten Gitter. Dies führt auf ein verallgemeinertes Eigenwertproblem, wobei </text:span><text:span text:style-name="T4">M</text:span><text:span text:style-name="T2"> die Massen- und </text:span><text:span text:style-name="T4">K</text:span><text:span text:style-name="T2"> die Steifigkeitsmatrix ist. Beide Matrizen sind tridiagonal. Zur Lösung soll die in der dritten Hausübung entwickelte Klasse </text:span><text:span text:style-name="T3">TridiagSparseMatrix&lt;T&gt;,</text:span><text:span text:style-name="T2"> sowie der LU-Solver für tridiagonale Matrizen verwendet werden. </text:span></text:p>
      <text:h text:style-name="P6" text:outline-level="2" loext:marker-style-name="T2"><text:span text:style-name="T5">Aufgabe 1 – Berechnung einzelner Eigenmoden</text:span><text:span text:style-name="T5"/></text:h>
      <text:p text:style-name="P7" loext:marker-style-name="T2"/>
      <text:p text:style-name="P2" loext:marker-style-name="T4"><text:span text:style-name="T4">Problemstellung:</text:span><text:span text:style-name="T4"/></text:p>
      <text:p text:style-name="P2" loext:marker-style-name="T2"><text:span text:style-name="T2">Ziel ist die Umsetzung der inversen Iteration mit Shift, um sowohl den Grundton </text:span><text:span text:style-name="T3">ω</text:span><text:span text:style-name="T6">1</text:span><text:span text:style-name="T7"> </text:span><text:span text:style-name="T2">als auch die zehnte Oberschwingung </text:span><text:span text:style-name="T3">ω</text:span><text:span text:style-name="T6">10</text:span><text:span text:style-name="T2"> zu bestimmen. Es sollen geeignete Shift-Parameter gewählt werden. Es sind die berechneten Frequenzen, deren Fehler, die Anzahl benötigter Iterationen sowie die grafische Darstellung der Eigenmoden zu dokumentieren.</text:span></text:p>
      <text:p text:style-name="P5" loext:marker-style-name="T2"/>
      <text:p text:style-name="P2" loext:marker-style-name="T4"><text:span text:style-name="T4">Umsetzung:</text:span><text:span text:style-name="T4"/></text:p>
      <text:p text:style-name="P2" loext:marker-style-name="T2"><text:span text:style-name="T2">Die Funktion </text:span><text:span text:style-name="T3">void normalize(SC::Vector&lt;T&gt; &amp;v)</text:span><text:span text:style-name="T2"> normiert den übergebenen Vektor </text:span><text:span text:style-name="T4">v</text:span><text:span text:style-name="T2"> in-place, indem durch dessen euklidische Norm geteilt wird. Diese Funktion wird verwendet, um Startwerte oder Zwischenresultate zu skalieren.</text:span></text:p>
      <text:p text:style-name="P5" loext:marker-style-name="T2"/>
      <text:p text:style-name="P2" loext:marker-style-name="T4"><text:span text:style-name="T2">Diese Funktion </text:span><text:span text:style-name="T3">void ComputeInverseIteration(...)</text:span><text:span text:style-name="T4"> </text:span><text:span text:style-name="T2">implementiert die inverse Iteration mit Shift zur Approximation eines Eigenwertes samt zugehörigem Eigenvektor. Die Übergabeparameter sind aufgrund ihrer Anzahl dem Code zu entnehmen. Die Idee, das Eigenwertproblem mithilfe eines Shifts zu transformieren, wird im Skript in Kapitel 3.1 diskutiert.</text:span></text:p>
      <text:p text:style-name="P2" loext:marker-style-name="T2"><text:span text:style-name="T2">Die Matrizen </text:span><text:span text:style-name="T4">K</text:span><text:span text:style-name="T2"> und </text:span><text:span text:style-name="T4">M</text:span><text:span text:style-name="T2"> sind tridiagonal und werden als </text:span><text:span text:style-name="T3">TridiagSparseMatrix</text:span><text:span text:style-name="T2"> übergeben. Der Shift </text:span><text:span text:style-name="T3">μ</text:span><text:span text:style-name="T2"> ermöglicht die gezielte Suche nach einem bestimmten </text:span><text:soft-page-break/><text:span text:style-name="T2">Eigenwert. Es erfolgt eine LU-Zerlegung der Matrix </text:span><text:span text:style-name="T4">K</text:span><text:span text:style-name="T2"> – </text:span><text:span text:style-name="T3">μ</text:span><text:span text:style-name="T4">M</text:span><text:span text:style-name="T2">. Zum Lösen wird der </text:span><text:span text:style-name="T3">TridiagLUSolver</text:span><text:span text:style-name="T2"> aus der dritten Hausübung verwendet.</text:span></text:p>
      <text:p text:style-name="P5" loext:marker-style-name="T2"/>
      <text:p text:style-name="P2" loext:marker-style-name="T2"><text:span text:style-name="T2">Die Funtkion </text:span><text:span text:style-name="T3">void FillTridiagSparseMatrix(TridiagSparseMatrix&lt;T&gt; &amp;A, T diagonalValue, T offdiagonalValue)</text:span><text:span text:style-name="T2"> dient</text:span><text:span text:style-name="T4"> </text:span><text:span text:style-name="T2">zum Befüllen einer tridiagonalen Matrix mit konstanten Diagonal- und Nebendiagonalwerten. Dabei wird zuerst die Hauptdiagonale und anschließend die untere und obere Nebendiagonale befüllt. </text:span></text:p>
      <text:p text:style-name="P8" loext:marker-style-name="T4"/>
      <text:p text:style-name="P2" loext:marker-style-name="T2"><text:span text:style-name="T2">Die Funktion </text:span><text:span text:style-name="T3">void WriteModeToCSV(int modeNr, Vector&lt;double&gt; &amp;vec, double h)</text:span><text:span text:style-name="T2"> speichert den berechneten Eigenvektor in eine csv-Datei. Dies ermöglicht eine einfache Visualisierung in Python.</text:span></text:p>
      <text:p text:style-name="P5" loext:marker-style-name="T2"/>
      <text:p text:style-name="P2" loext:marker-style-name="T2"><text:span text:style-name="T2">Im </text:span><text:span text:style-name="T3">main()</text:span><text:span text:style-name="T2"> werden zuerst die Parameter entsprechen der Aufgabenstellung</text:span><text:span text:style-name="T4"> </text:span><text:span text:style-name="T2">definiert.</text:span><text:span text:style-name="T4"> </text:span><text:span text:style-name="T2">Anschließend werden die Matrizen </text:span><text:span text:style-name="T4">K</text:span><text:span text:style-name="T2"> und </text:span><text:span text:style-name="T4">M</text:span><text:span text:style-name="T2"> erstellt und mithilfe der </text:span><text:span text:style-name="T3">FillTridiagSparseMatrix</text:span><text:span text:style-name="T2">-Funktion befüllt. Es folgt der Lösungsvektor.</text:span></text:p>
      <text:p text:style-name="P2" loext:marker-style-name="T2"><text:span text:style-name="T2">Nun werden die Fragestellungen bearbeitet. Zuerst wird der Grundton </text:span><text:span text:style-name="T3">ω</text:span><text:span text:style-name="T6">1</text:span><text:span text:style-name="T2"> angenähert, sowie analytisch berechnet und der relative Fehler ermittelt. Dafür wird die zuvor erstellt Funktion </text:span><text:span text:style-name="T3">ComputeInverseIteration</text:span><text:span text:style-name="T2"> verwendet. Die Ergebnisse werden auf die konsole ausgegeben, bzw. in eine csv-Datei geschrieben.</text:span></text:p>
      <text:p text:style-name="P2" loext:marker-style-name="T2"><text:span text:style-name="T2">Für die Berechnung der zehnten Oberschwingung </text:span><text:span text:style-name="T3">ω</text:span><text:span text:style-name="T6">10</text:span><text:span text:style-name="T2"> mit einer Genauigkeit von 0,1% soll der Shiftparameter und die Anzahl an Unbekannten n geeignet gewählt werden. </text:span><text:span text:style-name="T8">TODO – vgl. Oberfichtner</text:span></text:p>
      <text:p text:style-name="P9"/>
      <text:p text:style-name="P10">TODO:</text:p>
      <text:p text:style-name="P9">Fragestellung 1: Anzahl an Iterationen fehlt</text:p>
      <text:p text:style-name="P9">Fragestellung 2: überarbeiten, vgl. Oberfichtner, wie viele Unbekannte n (is klar, dass mid n=100 scheiße is, du soist n jo aussfinden damit die geforderte Genauigkeit erreicht wird, die aundern hobn n=202 gewählt), Faktor für Shift ggf anpassen?, Anzahl an Iterationen fehlt</text:p>
      <text:p text:style-name="P11"><text:span text:style-name="T2">Vermutlich (die aundern hobns zumindest so gmocht), gehört ba Frage 2 stott omega_5 </text:span><text:span text:style-name="T9"></text:span><text:span text:style-name="T2"> omega_10…</text:span></text:p>
      <text:p text:style-name="P9">Bei beiden: Ausgabe ändern: Fragestellung 1 und 2 (san jo beide für d Aufgabe 1), Anzahl an Iterationen ausgeben, is die Augabe vom Eigenwert a nötig (hobn di aundern a drin)?</text:p>
      <text:p text:style-name="P9"/>
      <text:p text:style-name="P2" loext:marker-style-name="T4"><text:span text:style-name="T4">Ergebnisse:</text:span><text:span text:style-name="T4"/></text:p>
      <text:p text:style-name="P2" loext:marker-style-name="T2"><text:span text:style-name="T2">Fragestellung 1:</text:span><text:span text:style-name="T2"/></text:p>
      <text:p text:style-name="P2" loext:marker-style-name="T2"><text:span text:style-name="T2">Nach </text:span><text:span text:style-name="T8">X</text:span><text:span text:style-name="T2"> Iterationen ergibt sich, wie in der Konsolenausgabe in </text:span><text:span text:style-name="T8">Abbildung X</text:span><text:span text:style-name="T2"> zu sehen, für die Grundschwingung eine approximierte Kreisfrequenz von:</text:span></text:p>
      <text:p text:style-name="P5" loext:marker-style-name="T2"/>
      <text:p text:style-name="P12" loext:marker-style-name="T10"><draw:frame draw:style-name="fr1" draw:name="Object1" text:anchor-type="as-char" svg:width="1.8146in" svg:height="0.222in" draw:z-index="0"><draw:object xlink:href="./Object 1" xlink:type="simple" xlink:show="embed" xlink:actuate="onLoad"/><draw:image xlink:href="./ObjectReplacements/Object 1" xlink:type="simple" xlink:show="embed" xlink:actuate="onLoad"/></draw:frame></text:p>
      <text:p text:style-name="P5" loext:marker-style-name="T2"/>
      <text:p text:style-name="P2" loext:marker-style-name="T2"><text:soft-page-break/><text:span text:style-name="T2">Folgender analytische Wert wurde berechnet:</text:span><text:span text:style-name="T2"/></text:p>
      <text:p text:style-name="P5" loext:marker-style-name="T2"/>
      <text:p text:style-name="P12" loext:marker-style-name="T10"><draw:frame draw:style-name="fr1" draw:name="Object2" text:anchor-type="as-char" svg:width="2.422in" svg:height="0.4146in" draw:z-index="1"><draw:object xlink:href="./Object 2" xlink:type="simple" xlink:show="embed" xlink:actuate="onLoad"/><draw:image xlink:href="./ObjectReplacements/Object 2" xlink:type="simple" xlink:show="embed" xlink:actuate="onLoad"/></draw:frame></text:p>
      <text:p text:style-name="P13" loext:marker-style-name="T10"/>
      <text:p text:style-name="P2" loext:marker-style-name="T10"><text:span text:style-name="T10">Daraus ergibt sich ein relativer Fehler von:</text:span><text:span text:style-name="T10"/></text:p>
      <text:p text:style-name="P5" loext:marker-style-name="T2"/>
      <text:p text:style-name="P12" loext:marker-style-name="T2"><draw:frame draw:style-name="fr1" draw:name="Object3" text:anchor-type="as-char" svg:width="1.5673in" svg:height="0.222in" draw:z-index="2"><draw:object xlink:href="./Object 3" xlink:type="simple" xlink:show="embed" xlink:actuate="onLoad"/><draw:image xlink:href="./ObjectReplacements/Object 3" xlink:type="simple" xlink:show="embed" xlink:actuate="onLoad"/></draw:frame></text:p>
      <text:p text:style-name="P5" loext:marker-style-name="T2"/>
      <text:p text:style-name="P9">Werte kontrolliern nochm überarbeiten</text:p>
      <text:p text:style-name="P9"/>
      <text:p text:style-name="P10">Bild überarbeitete Ausgabe</text:p>
      <text:p text:style-name="P8" loext:marker-style-name="T4"/>
      <text:p text:style-name="P2" loext:marker-style-name="T2"><text:span text:style-name="T2">Fragestellung 2:</text:span><text:span text:style-name="T2"/></text:p>
      <text:p text:style-name="P9">Welchen Shift-Parameter wahlen Sie? Wie viele Unbekannte n brauchen</text:p>
      <text:p text:style-name="P9">Sie etwa, um die Eigenkreisfrequenz !5 auf 0:1% Genauigkeit zu errechnen? Wie viele</text:p>
      <text:p text:style-name="P9">Iterationen benotigen Sie (wahlen Sie dazu die Toleranz geeignet und geben Sie diese an)?</text:p>
      <text:p text:style-name="P9"/>
      <text:p text:style-name="P9">…siehe Konsolenausgabe in Abbildung X…</text:p>
      <text:p text:style-name="P10"/>
      <text:p text:style-name="P10">Bild überarbeitete Ausgabe</text:p>
      <text:p text:style-name="P14" loext:marker-style-name="T11"/>
      <text:p text:style-name="P2" loext:marker-style-name="T11"><text:span text:style-name="T2">Im Diagramm in </text:span><text:span text:style-name="T8">Abbildung X</text:span><text:span text:style-name="T2"> sind der Grundton, sowie die</text:span><text:span text:style-name="T4"> </text:span><text:span text:style-name="T2">zehnten Oberschwingung zu sehen. Diese sind die Eigenformen zum ersten, bzw. zehnten Eigenwert.</text:span></text:p>
      <text:p text:style-name="P8" loext:marker-style-name="T4"/>
      <text:p text:style-name="P11"><text:span text:style-name="T4">Plot mit überarbeitete Werte </text:span></text:p>
      <text:p text:style-name="P5" loext:marker-style-name="T2"/>
      <text:p text:style-name="P5" loext:marker-style-name="T2"/>
      <text:p text:style-name="P15" loext:marker-style-name="T12"/>
      <text:h text:style-name="P16" text:outline-level="2" loext:marker-style-name="T2"><text:span text:style-name="T5">Aufgabe 2 – Berechnung mehrerer Eigenmoden</text:span><text:span text:style-name="T5"/></text:h>
      <text:p text:style-name="P7" loext:marker-style-name="T2"/>
      <text:p text:style-name="P5"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de" fo:country="AT" style:letter-kerning="false" style:font-name-asian="Arial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rial" fo:font-size="11pt" fo:language="de" fo:country="AT" style:letter-kerning="false" style:font-name-asian="Arial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1" fo:font-family="Arial" style:font-family-generic="swiss"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list-style-name="WWNum3" style:class="chapter">
      <style:paragraph-properties fo:margin-top="0.1665in" fo:margin-bottom="0.0417in" style:contextual-spacing="false" fo:text-align="center" style:justify-single-word="false" fo:keep-together="always" fo:keep-with-next="always"/>
      <style:text-properties fo:font-size="16pt" fo:font-weight="bold" style:font-name-asian="Arial2" style:font-family-asian="Arial"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fo:font-style="italic" style:font-name-asian="Arial2" style:font-family-asian="Arial"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style:font-name-asian="Arial2" style:font-family-asian="Arial"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style:font-name-asian="Arial2" style:font-family-asian="Arial"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fo:font-style="italic" style:font-name-asian="Arial2" style:font-family-asian="Arial"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1665in" fo:margin-bottom="0.0417in" style:contextual-spacing="false" fo:keep-together="always" fo:keep-with-next="always"/>
      <style:text-properties style:font-name="Arial1" fo:font-family="Arial" style:font-family-generic="swiss" style:font-pitch="variable" fo:font-size="10.5pt" style:font-name-asian="Arial2" style:font-family-asian="Arial"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er_20_and_20_Footer" style:display-name="Header and Footer" style:family="paragraph" style:parent-style-name="Standard" style:class="extra"/>
    <style:style style:name="Footer" style:family="paragraph" style:parent-style-name="Standard" loext:linked-style-name="Fußzeile_20_Zchn" style:class="extra">
      <style:paragraph-properties>
        <style:tab-stops>
          <style:tab-stop style:position="3.1492in" style:type="center"/>
          <style:tab-stop style:position="6.2992in" style:type="right"/>
        </style:tab-stops>
      </style:paragraph-properties>
      <style:text-properties fo:font-size="10pt" style:font-size-asian="10pt"/>
    </style:style>
    <style:style style:name="Intense_20_Quote" style:display-name="Intense Quote" style:family="paragraph" style:parent-style-name="Standard" style:next-style-name="Standard" loext:linked-style-name="Intensives_20_Zitat_20_Zchn">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4472c4" fo:border-bottom="0.51pt solid #4472c4"/>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Arial1" fo:font-family="Arial" style:font-family-generic="swiss" style:font-pitch="variable" fo:font-size="12pt" fo:language="de" fo:country="DE" style:font-size-asian="12pt" style:font-name-complex="Times New Roman1" style:font-family-complex="'Times New Roman'" style:font-family-generic-complex="system" style:font-pitch-complex="variable" style:font-size-complex="12pt"/>
    </style:style>
    <style:style style:name="Header" style:family="paragraph" style:parent-style-name="Standard" loext:linked-style-name="Kopfzeile_20_Zchn" style:class="extra">
      <style:paragraph-properties>
        <style:tab-stops>
          <style:tab-stop style:position="3.1492in" style:type="center"/>
          <style:tab-stop style:position="6.2992in" style:type="right"/>
        </style:tab-stops>
      </style:paragraph-properties>
      <style:text-properties fo:font-size="10pt" style:font-size-asian="10pt"/>
    </style:style>
    <style:style style:name="List_20_Paragraph" style:display-name="List Paragraph" style:family="paragraph" style:parent-style-name="Standard">
      <style:paragraph-properties fo:margin-left="0.5in" fo:margin-top="0in" fo:margin-bottom="0in" style:contextual-spacing="true"/>
    </style:style>
    <style:style style:name="Pictogramm-Ebene1" style:family="paragraph" style:parent-style-name="Standard">
      <style:paragraph-properties fo:margin-left="0.4925in" fo:text-indent="-0.4925in" style:auto-text-indent="false"/>
    </style:style>
    <style:style style:name="Piktogramm-Ebene1" style:family="paragraph" style:parent-style-name="Standard" style:next-style-name="Standard">
      <style:paragraph-properties fo:margin-left="0.4925in" fo:text-indent="-0.4925in" style:auto-text-indent="false"/>
      <style:text-properties fo:font-size="11pt" style:font-size-asian="11pt"/>
    </style:style>
    <style:style style:name="Title" style:family="paragraph" style:parent-style-name="Standard" style:next-style-name="Standard" loext:linked-style-name="Titel_20_Zchn" style:class="chapter">
      <style:paragraph-properties fo:margin-top="0in" fo:margin-bottom="0in" style:contextual-spacing="true"/>
      <style:text-properties fo:font-size="28pt" fo:letter-spacing="-0.0071in" style:letter-kerning="true" style:font-name-asian="Arial2" style:font-family-asian="Arial"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Untertitel_20_Zchn" style:class="chapter">
      <style:paragraph-properties fo:margin-top="0in" fo:margin-bottom="0.111in" style:contextual-spacing="false"/>
      <style:text-properties fo:color="#5a5a5a" loext:opacity="100%" fo:font-size="11pt" fo:letter-spacing="0.0102in" style:font-size-asian="11pt" style:font-name-complex="Times New Roman1" style:font-family-complex="'Times New Roman'" style:font-family-generic-complex="system" style:font-pitch-complex="variable" style:font-size-complex="11pt">
        <loext:char-complex-color loext:theme-type="dark1" loext:color-type="theme">
          <loext:transformation loext:type="tint" loext:value="3529"/>
        </loext:char-complex-color>
      </style:text-properties>
    </style:style>
    <style:style style:name="Quote" style:family="paragraph" style:parent-style-name="Standard" style:next-style-name="Standard" loext:linked-style-name="Zitat_20_Zchn">
      <style:paragraph-properties fo:margin-left="0.6in" fo:margin-right="0.6in" fo:margin-top="0.139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Fußzeile_20_Zchn" style:display-name="Fußzeile Zchn" style:family="text" style:parent-style-name="Default_20_Paragraph_20_Font" loext:linked-style-name="Footer">
      <style:text-properties style:font-name="Arial1" fo:font-family="Arial" style:font-family-generic="swiss" style:font-pitch="variable" fo:font-size="10pt" style:font-size-asian="10pt" style:language-asian="de" style:country-asian="AT" style:font-name-complex="Times New Roman1" style:font-family-complex="'Times New Roman'"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use-window-font-color="true" loext:opacity="0%" fo:font-style="italic" style:font-style-asian="italic" style:font-style-complex="italic"/>
    </style:style>
    <style:style style:name="Intense_20_Reference" style:display-name="Intense Reference" style:family="text" style:parent-style-name="Default_20_Paragraph_20_Font">
      <style:text-properties fo:font-variant="small-caps" fo:color="#4472c4" loext:opacity="100%" fo:letter-spacing="0.0035in" fo:font-weight="bold" style:font-weight-asian="bold" style:font-weight-complex="bold">
        <loext:char-complex-color loext:theme-type="accent1" loext:color-type="theme"/>
      </style:text-properties>
    </style:style>
    <style:style style:name="Intensives_20_Zitat_20_Zchn" style:display-name="Intensives Zitat Zchn" style:family="text" style:parent-style-name="Default_20_Paragraph_20_Font" loext:linked-style-name="Intense_20_Quote">
      <style:text-properties style:font-name="Arial1" fo:font-family="Arial" style:font-family-generic="swiss" style:font-pitch="variable" fo:font-size="12pt" fo:font-style="italic" style:font-size-asian="12pt" style:language-asian="de" style:country-asian="AT" style:font-style-asian="italic" style:font-name-complex="Times New Roman1" style:font-family-complex="'Times New Roman'" style:font-family-generic-complex="system" style:font-pitch-complex="variable" style:font-size-complex="12pt" style:font-style-complex="italic"/>
    </style:style>
    <style:style style:name="Kopfzeile_20_Zchn" style:display-name="Kopfzeile Zchn" style:family="text" style:parent-style-name="Default_20_Paragraph_20_Font" loext:linked-style-name="Header">
      <style:text-properties style:font-name="Arial1" fo:font-family="Arial" style:font-family-generic="swiss" style:font-pitch="variable" fo:font-size="10pt" style:font-size-asian="10pt" style:language-asian="de" style:country-asian="A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Titel_20_Zchn" style:display-name="Titel Zchn" style:family="text" style:parent-style-name="Default_20_Paragraph_20_Font" loext:linked-style-name="Title">
      <style:text-properties style:font-name="Arial1" fo:font-family="Arial" style:font-family-generic="swiss" style:font-pitch="variable" fo:font-size="28pt" fo:letter-spacing="-0.0071in" style:letter-kerning="true" style:font-name-asian="Arial2" style:font-family-asian="Arial" style:font-family-generic-asian="system" style:font-pitch-asian="variable" style:font-size-asian="28pt" style:language-asian="de" style:country-asian="AT" style:font-name-complex="Times New Roman1" style:font-family-complex="'Times New Roman'" style:font-family-generic-complex="system" style:font-pitch-complex="variable" style:font-size-complex="28pt"/>
    </style:style>
    <style:style style:name="Überschrift_20_1_20_Zchn" style:display-name="Überschrift 1 Zchn" style:family="text" style:parent-style-name="Default_20_Paragraph_20_Font" loext:linked-style-name="Heading_20_1">
      <style:text-properties style:font-name="Arial1" fo:font-family="Arial" style:font-family-generic="swiss" style:font-pitch="variable" fo:font-size="16pt" fo:language="en" fo:country="US" fo:font-weight="bold" style:font-name-asian="Arial2" style:font-family-asian="Arial"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Untertitel_20_Zchn" style:display-name="Untertitel Zchn" style:family="text" style:parent-style-name="Default_20_Paragraph_20_Font" loext:linked-style-name="Subtitle">
      <style:text-properties fo:color="#5a5a5a" loext:opacity="100%" style:font-name="Arial1" fo:font-family="Arial" style:font-family-generic="swiss" style:font-pitch="variable" fo:letter-spacing="0.0102in" style:font-name-asian="Arial2" style:font-family-asian="Arial" style:font-family-generic-asian="system" style:font-pitch-asian="variable" style:language-asian="de" style:country-asian="AT">
        <loext:char-complex-color loext:theme-type="dark1" loext:color-type="theme">
          <loext:transformation loext:type="tint" loext:value="3529"/>
        </loext:char-complex-color>
      </style:text-properties>
    </style:style>
    <style:style style:name="Zitat_20_Zchn" style:display-name="Zitat Zchn" style:family="text" style:parent-style-name="Default_20_Paragraph_20_Font" loext:linked-style-name="Quote">
      <style:text-properties fo:color="#404040" loext:opacity="100%" style:font-name="Arial1" fo:font-family="Arial" style:font-family-generic="swiss" style:font-pitch="variable" fo:font-size="12pt" fo:font-style="italic" style:font-size-asian="12pt" style:language-asian="de" style:country-asian="AT" style:font-style-asian="italic" style:font-name-complex="Times New Roman1" style:font-family-complex="'Times New Roman'"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Überschrift_20_2_20_Zchn" style:display-name="Überschrift 2 Zchn" style:family="text" style:parent-style-name="Default_20_Paragraph_20_Font" loext:linked-style-name="Heading_20_2">
      <style:text-properties style:font-name="Arial" fo:font-family="Arial" style:font-family-generic="roman" style:font-pitch="variable" fo:font-size="14pt" fo:font-style="italic" fo:font-weight="bold" style:font-name-asian="Arial2" style:font-family-asian="Arial" style:font-family-generic-asian="system" style:font-pitch-asian="variable" style:font-size-asian="14pt" style:language-asian="de" style:country-asian="AT" style:font-style-asian="italic" style:font-weight-asian="bold" style:font-name-complex="Times New Roman1"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 loext:linked-style-name="Heading_20_3">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language-asian="de" style:country-asian="AT" style:font-weight-asian="bold" style:font-name-complex="Times New Roman1" style:font-family-complex="'Times New Roman'" style:font-family-generic-complex="system" style:font-pitch-complex="variable" style:font-size-complex="12pt"/>
    </style:style>
    <style:style style:name="Überschrift_20_4_20_Zchn" style:display-name="Überschrift 4 Zchn" style:family="text" style:parent-style-name="Default_20_Paragraph_20_Font" loext:linked-style-name="Heading_20_4">
      <style:text-properties style:font-name="Arial" fo:font-family="Arial" style:font-family-generic="roman" style:font-pitch="variable" fo:font-size="12pt" fo:font-style="italic" style:font-name-asian="Arial2" style:font-family-asian="Arial" style:font-family-generic-asian="system" style:font-pitch-asian="variable" style:font-size-asian="12pt" style:language-asian="de" style:country-asian="AT" style:font-style-asian="italic" style:font-name-complex="Times New Roman1" style:font-family-complex="'Times New Roman'" style:font-family-generic-complex="system" style:font-pitch-complex="variable" style:font-size-complex="12pt" style:font-style-complex="italic"/>
    </style:style>
    <style:style style:name="Überschrift_20_5_20_Zchn" style:display-name="Überschrift 5 Zchn" style:family="text" style:parent-style-name="Default_20_Paragraph_20_Font" loext:linked-style-name="Heading_20_5">
      <style:text-properties style:font-name="Arial" fo:font-family="Arial" style:font-family-generic="roman" style:font-pitch="variable" fo:font-size="12pt" style:font-name-asian="Arial2" style:font-family-asian="Arial"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Überschrift_20_6_20_Zchn" style:display-name="Überschrift 6 Zchn" style:family="text" style:parent-style-name="Default_20_Paragraph_20_Font" loext:linked-style-name="Heading_20_6">
      <style:text-properties style:font-name="Arial" fo:font-family="Arial" style:font-family-generic="roman" style:font-pitch="variable" fo:font-size="12pt" style:font-name-asian="Arial2" style:font-family-asian="Arial"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Überschrift_20_7_20_Zchn" style:display-name="Überschrift 7 Zchn" style:family="text" style:parent-style-name="Default_20_Paragraph_20_Font" loext:linked-style-name="Heading_20_7">
      <style:text-properties style:font-name="Arial" fo:font-family="Arial" style:font-family-generic="roman" style:font-pitch="variable" fo:font-size="12pt" fo:font-style="italic" style:font-name-asian="Arial2" style:font-family-asian="Arial" style:font-family-generic-asian="system" style:font-pitch-asian="variable" style:font-size-asian="12pt" style:language-asian="de" style:country-asian="AT" style:font-style-asian="italic" style:font-name-complex="Times New Roman1" style:font-family-complex="'Times New Roman'" style:font-family-generic-complex="system" style:font-pitch-complex="variable" style:font-size-complex="12pt" style:font-style-complex="italic"/>
    </style:style>
    <style:style style:name="Überschrift_20_8_20_Zchn" style:display-name="Überschrift 8 Zchn" style:family="text" style:parent-style-name="Default_20_Paragraph_20_Font" loext:linked-style-name="Heading_20_8">
      <style:text-properties style:font-name="Arial" fo:font-family="Arial" style:font-family-generic="roman" style:font-pitch="variable" fo:font-size="10.5pt" style:font-name-asian="Arial2" style:font-family-asian="Arial" style:font-family-generic-asian="system" style:font-pitch-asian="variable" style:font-size-asian="10.5pt" style:language-asian="de" style:country-asian="AT" style:font-name-complex="Times New Roman1" style:font-family-complex="'Times New Roman'" style:font-family-generic-complex="system" style:font-pitch-complex="variable" style:font-size-complex="10.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F711 Lehner Benjamin</meta:initial-creator>
    <meta:editing-cycles>435</meta:editing-cycles>
    <meta:print-date>2025-01-22T19:55:00</meta:print-date>
    <meta:creation-date>2024-10-21T12:10:00</meta:creation-date>
    <dc:date>2025-04-27T23:13:38.253207540</dc:date>
    <meta:editing-duration>PT44M54S</meta:editing-duration>
    <meta:generator>LibreOffice/25.2.2.2$Linux_X86_64 LibreOffice_project/520$Build-2</meta:generator>
    <meta:document-statistic meta:table-count="0" meta:image-count="0" meta:object-count="3" meta:page-count="4" meta:paragraph-count="43" meta:word-count="644" meta:character-count="4800" meta:non-whitespace-character-count="4179"/>
    <meta:user-defined meta:name="AppVersion">16.0000</meta:user-defined>
    <meta:user-defined meta:name="Company">KEBA AG</meta:user-defined>
    <meta:template xlink:type="simple" xlink:actuate="onRequest" xlink:title="Normal.dotm" xlink:href=""/>
  </office:meta>
</office:document-meta>
</file>

<file path=Object 1/content.xml><?xml version="1.0" encoding="utf-8"?>
<math xmlns="http://www.w3.org/1998/Math/MathML" display="block">
  <semantics>
    <mrow>
      <mrow>
        <msub>
          <mi>ω</mi>
          <mrow>
            <mn>1</mn>
            <mi>,</mi>
            <mi mathvariant="italic">appr</mi>
          </mrow>
        </msub>
        <mo stretchy="false">=</mo>
        <mn>2155,22</mn>
      </mrow>
      <mrow>
        <mi mathvariant="italic">rad</mi>
        <mo stretchy="false">/</mo>
        <mi>s</mi>
      </mrow>
    </mrow>
    <annotation encoding="StarMath 5.0">{ω} rsub {1 ,  appr}  = 2155,22  rad/s</annotation>
  </semantics>
</math>
</file>

<file path=Object 2/content.xml><?xml version="1.0" encoding="utf-8"?>
<math xmlns="http://www.w3.org/1998/Math/MathML" display="block">
  <semantics>
    <mrow>
      <mrow>
        <msub>
          <mi>ω</mi>
          <mrow>
            <mn>1</mn>
            <mi>,</mi>
            <mi mathvariant="italic">analyt</mi>
          </mrow>
        </msub>
        <mo stretchy="false">=</mo>
        <mi>c</mi>
      </mrow>
      <mi>⋅</mi>
      <mrow>
        <mfrac>
          <mi>π</mi>
          <mi>L</mi>
        </mfrac>
        <mo stretchy="false">=</mo>
        <mn>2155</mn>
      </mrow>
      <mi>,</mi>
      <mn>13</mn>
      <mrow>
        <mi mathvariant="italic">rad</mi>
        <mo stretchy="false">/</mo>
        <mi>s</mi>
      </mrow>
    </mrow>
    <annotation encoding="StarMath 5.0">{ω} rsub {1 , analyt}   = c ⋅  {π} over {L} =    2155, 13   rad/s</annotation>
  </semantics>
</math>
</file>

<file path=Object 3/content.xml><?xml version="1.0" encoding="utf-8"?>
<math xmlns="http://www.w3.org/1998/Math/MathML" display="block">
  <semantics>
    <mrow>
      <mrow>
        <msub>
          <mi>e</mi>
          <mi mathvariant="italic">rel</mi>
        </msub>
        <mo stretchy="false">=</mo>
        <mn>0,00403294</mn>
      </mrow>
      <mtext>%</mtext>
    </mrow>
    <annotation encoding="StarMath 5.0">{e} rsub {rel}  = 0,00403294 %</annotation>
  </semantics>
</math>
</file>